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2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<text:s text:c="9"/>Version</text:p>
          </table:table-cell>
          <table:table-cell office:value-type="string">
            <text:p><text:s text:c="4"/>Comments</text:p>
          </table:table-cell>
          <table:table-cell office:value-type="string">
            <text:p>Author &amp;nbsp;</text:p>
          </table:table-cell>
        </table:table-row>
        <table:table-row table:style-name="ro1">
          <table:table-cell office:value-type="string">
            <text:p><text:s text:c="3"/>v0.0.1 <text:s text:c="2"/></text:p>
          </table:table-cell>
          <table:table-cell office:value-type="string">
            <text:p><text:s/>Release versions</text:p>
          </table:table-cell>
          <table:table-cell office:value-type="string">
            <text:p>&amp;nbsp;Eda</text:p>
          </table:table-cell>
        </table:table-row>
        <table:table-row table:style-name="ro1">
          <table:table-cell office:value-type="string">
            <text:p>&amp;nbsp; <text:s/>V0.02 <text:s text:c="3"/></text:p>
          </table:table-cell>
          <table:table-cell office:value-type="string">
            <text:p><text:s/>Useful updates &amp;nbsp; &amp;nbsp;</text:p>
          </table:table-cell>
          <table:table-cell office:value-type="string">
            <text:p>&amp;nbsp;Freu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26/09/2014</text:date>, <text:time>17:4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fu Wang</meta:initial-creator>
    <meta:creation-date>2014-09-26T17:35:09.70</meta:creation-date>
    <dc:date>2014-09-26T17:43:22.81</dc:date>
    <dc:creator>Chenfu Wang</dc:creator>
    <meta:editing-duration>PT8M12S</meta:editing-duration>
    <meta:editing-cycles>3</meta:editing-cycles>
    <meta:generator>OpenOffice/4.0.1$Win32 OpenOffice.org_project/401m5$Build-9714</meta:generator>
    <meta:document-statistic meta:table-count="3" meta:cell-count="9" meta:object-count="0"/>
  </office:meta>
</office:document-meta>
</file>